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
      <style:text-properties officeooo:rsid="000a5173" officeooo:paragraph-rsid="000a5173"/>
    </style:style>
    <style:style style:name="P2" style:family="paragraph" style:parent-style-name="Text_20_body">
      <style:text-properties officeooo:rsid="000caa7b" officeooo:paragraph-rsid="000caa7b"/>
    </style:style>
    <style:style style:name="P3" style:family="paragraph" style:parent-style-name="Text_20_body">
      <style:text-properties officeooo:paragraph-rsid="000e47a0"/>
    </style:style>
    <style:style style:name="P4" style:family="paragraph" style:parent-style-name="Text_20_body">
      <style:text-properties officeooo:rsid="000e47a0" officeooo:paragraph-rsid="000e47a0"/>
    </style:style>
    <style:style style:name="P5" style:family="paragraph" style:parent-style-name="Text_20_body">
      <style:text-properties officeooo:paragraph-rsid="000f99f2"/>
    </style:style>
    <style:style style:name="P6" style:family="paragraph" style:parent-style-name="Text_20_body">
      <style:text-properties officeooo:rsid="000f99f2" officeooo:paragraph-rsid="000f99f2"/>
    </style:style>
    <style:style style:name="P7" style:family="paragraph" style:parent-style-name="Text_20_body">
      <style:text-properties officeooo:rsid="001050bb" officeooo:paragraph-rsid="001050bb"/>
    </style:style>
    <style:style style:name="P8" style:family="paragraph" style:parent-style-name="Text_20_body">
      <style:text-properties officeooo:rsid="00114794" officeooo:paragraph-rsid="00114794"/>
    </style:style>
    <style:style style:name="P9" style:family="paragraph" style:parent-style-name="Text_20_body">
      <style:text-properties officeooo:rsid="00144251" officeooo:paragraph-rsid="00144251"/>
    </style:style>
    <style:style style:name="P10" style:family="paragraph" style:parent-style-name="Text_20_body">
      <style:text-properties officeooo:rsid="000e337d" officeooo:paragraph-rsid="000e337d"/>
    </style:style>
    <style:style style:name="P11" style:family="paragraph" style:parent-style-name="Heading_20_2">
      <style:text-properties officeooo:paragraph-rsid="000a5173"/>
    </style:style>
    <style:style style:name="P12" style:family="paragraph" style:parent-style-name="Heading_20_3">
      <style:text-properties officeooo:rsid="000a5173" officeooo:paragraph-rsid="000a5173"/>
    </style:style>
    <style:style style:name="P13" style:family="paragraph" style:parent-style-name="Heading_20_3">
      <style:text-properties officeooo:rsid="000a5173" officeooo:paragraph-rsid="000f99f2"/>
    </style:style>
    <style:style style:name="T1" style:family="text">
      <style:text-properties officeooo:rsid="000a5173"/>
    </style:style>
    <style:style style:name="T2" style:family="text">
      <style:text-properties officeooo:rsid="000ab406"/>
    </style:style>
    <style:style style:name="T3" style:family="text">
      <style:text-properties officeooo:rsid="000caa7b"/>
    </style:style>
    <style:style style:name="T4" style:family="text">
      <style:text-properties style:text-position="super 58%" officeooo:rsid="000ab406"/>
    </style:style>
    <style:style style:name="T5" style:family="text">
      <style:text-properties style:text-position="super 58%" officeooo:rsid="000e47a0"/>
    </style:style>
    <style:style style:name="T6" style:family="text">
      <style:text-properties style:text-position="super 58%" officeooo:rsid="00114794"/>
    </style:style>
    <style:style style:name="T7" style:family="text">
      <style:text-properties officeooo:rsid="000e47a0"/>
    </style:style>
    <style:style style:name="T8" style:family="text">
      <style:text-properties officeooo:rsid="00114794"/>
    </style:style>
    <style:style style:name="T9" style:family="text">
      <style:text-properties officeooo:rsid="0012acae"/>
    </style:style>
    <style:style style:name="T10" style:family="text">
      <style:text-properties officeooo:rsid="001442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chine Learning Engineer Nanodegree</text:h>
      <text:h text:style-name="P11" text:outline-level="2"><text:span text:style-name="T1">Capstone </text:span>Proposal</text:h>
      <text:p text:style-name="P1">Lisa Hatch<text:line-break/>June 6, 2017</text:p>
      <text:h text:style-name="Heading_20_2" text:outline-level="2">Proposal</text:h>
      <text:h text:style-name="P12" text:outline-level="3">Problem Statement</text:h>
      <text:p text:style-name="P10">Individuals and Organizations seek to maximize the return on their investments in the stock markets. To this end they have secured the services of trained human financial professionals to recommend stock purchase and allocation plans for <text:s/>stock portfolios. </text:p>
      <text:p text:style-name="P3"><text:span text:style-name="T7">The tools used to analyze and recommend stock purchases and portfolio allocations may be incorporated into machine learning to reduce costs through automation. Additionally, this approach will enable financial services organizations to ensure customers the requirements of the Department of Labor Fiduciary Rule 2017 to </text:span>put their client’s best interests first <text:span text:style-name="T7">instead of identifying</text:span> “suitable” investments<text:span text:style-name="T5">3</text:span>.</text:p>
      <text:h text:style-name="Heading_20_3" text:outline-level="3">Datasets and Inputs</text:h>
      <text:p text:style-name="P7">Datasets from Yahoo or Quandl will be offered. The customer may select between the two data sources.</text:p>
      <text:p text:style-name="P7">For inputs the customer may choose a number of stocks. The stocks must be traded on the New York Stock Exchange (NYSE). <text:span text:style-name="T8">Additionally, the customer will select a preferred risk level.</text:span></text:p>
      <text:h text:style-name="Heading_20_3" text:outline-level="3">Solution Statement</text:h>
      <text:p text:style-name="P7">Modern Portfolio Theory<text:span text:style-name="T6">4</text:span> (MPT), which uses mean-variance analysis, will be used to create a portfolio recommendation based on the requested stock symbols. <text:span text:style-name="T8">The recommendation incorporate the customer’s risk level tolerance to identify variance component for the solution.</text:span></text:p>
      <text:h text:style-name="Heading_20_3" text:outline-level="3">Benchmark Model</text:h>
      <text:p text:style-name="P8">The benchmark</text:p>
      <text:p text:style-name="P8"><text:a xlink:type="simple" xlink:href="https://datascience.stackexchange.com/questions/8785/what-is-a-benchmark-model" text:style-name="Internet_20_link" text:visited-style-name="Visited_20_Internet_20_Link">https://datascience.stackexchange.com/questions/8785/what-is-a-benchmark-model</text:a></text:p>
      <text:p text:style-name="P8">Random number of stocks in range 10-20, Random selection of stock tickers, random selection of risk level</text:p>
      <text:h text:style-name="Heading_20_3" text:outline-level="3">Evaluation Metrics</text:h>
      <text:p text:style-name="P8"><text:a xlink:type="simple" xlink:href="https://www.analyticsvidhya.com/blog/2016/02/7-important-model-evaluation-error-metrics/" text:style-name="Internet_20_link" text:visited-style-name="Visited_20_Internet_20_Link">https://www.analyticsvidhya.com/blog/2016/02/7-important-model-evaluation-error-metrics/</text:a></text:p>
      <text:p text:style-name="P8"><text:span text:style-name="T10">Portfolio: b</text:span>etter than index fund, <text:span text:style-name="T9">such as</text:span> S&amp;P 500?</text:p>
      <text:p text:style-name="P9">Stock price prediction: accuracy rate?</text:p>
      <text:h text:style-name="Heading_20_3" text:outline-level="3"><text:soft-page-break/>Project Design</text:h>
      <text:p text:style-name="P6">x</text:p>
      <text:p text:style-name="P5"><text:span text:style-name="T7">The high repeatable return rates of Peter Lynch</text:span><text:span text:style-name="T4">1</text:span><text:span text:style-name="T2"> for the Magellan fund (between </text:span>1977 and 1990 averaged a 29.2% annual return<text:span text:style-name="T2">) or Warren Buffet’s Berkshire Hathaway</text:span><text:span text:style-name="T4">2</text:span><text:span text:style-name="T2"> (since 1965 </text:span>averaged an annual growth in book value of 19.0% to its shareholders<text:span text:style-name="T3">) are not typical outcomes of financial professional recommendations which may have single digit or negative annual return rates.</text:span></text:p>
      <text:h text:style-name="P13" text:outline-level="3"/>
      <text:p text:style-name="Text_20_body"/>
      <text:p text:style-name="P2">1. <text:a xlink:type="simple" xlink:href="https://en.wikipedia.org/wiki/Peter_Lynch" text:style-name="Internet_20_link" text:visited-style-name="Visited_20_Internet_20_Link">https://en.wikipedia.org/wiki/Peter_Lynch</text:a></text:p>
      <text:p text:style-name="P2">2. <text:a xlink:type="simple" xlink:href="https://en.wikipedia.org/wiki/Berkshire_Hathaway" text:style-name="Internet_20_link" text:visited-style-name="Visited_20_Internet_20_Link">https://en.wikipedia.org/wiki/Berkshire_Hathaway</text:a></text:p>
      <text:p text:style-name="P4">3. <text:s/><text:a xlink:type="simple" xlink:href="http://www.investopedia.com/updates/dol-fiduciary-rule/" text:style-name="Internet_20_link" text:visited-style-name="Visited_20_Internet_20_Link">http://www.investopedia.com/updates/dol-fiduciary-rule/</text:a></text:p>
      <text:p text:style-name="P8">4. <text:a xlink:type="simple" xlink:href="https://en.wikipedia.org/wiki/Modern_portfolio_theory" text:style-name="Internet_20_link" text:visited-style-name="Visited_20_Internet_20_Link">https://en.wikipedia.org/wiki/Modern_portfolio_theory</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209in" fo:margin-bottom="0.5417in" fo:margin-left="0.4791in" fo:margin-right="0.520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9:21:58.499866934</meta:creation-date>
    <dc:date>2017-06-01T22:36:06.558317307</dc:date>
    <meta:editing-duration>PT2H8M17S</meta:editing-duration>
    <meta:editing-cycles>7</meta:editing-cycles>
    <meta:generator>LibreOffice/5.1.6.2$Linux_X86_64 LibreOffice_project/10m0$Build-2</meta:generator>
    <meta:document-statistic meta:table-count="0" meta:image-count="0" meta:object-count="0" meta:page-count="2" meta:paragraph-count="27" meta:word-count="306" meta:character-count="2360" meta:non-whitespace-character-count="2077"/>
  </office:meta>
</office:document-meta>
</file>